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9mm"/>
    </style:style>
    <style:style style:name="co2" style:family="table-column">
      <style:table-column-properties fo:break-before="auto" style:column-width="78.78mm"/>
    </style:style>
    <style:style style:name="co3" style:family="table-column">
      <style:table-column-properties fo:break-before="auto" style:column-width="33.43mm"/>
    </style:style>
    <style:style style:name="co4" style:family="table-column">
      <style:table-column-properties fo:break-before="auto" style:column-width="16.47mm"/>
    </style:style>
    <style:style style:name="co5" style:family="table-column">
      <style:table-column-properties fo:break-before="auto" style:column-width="33.16mm"/>
    </style:style>
    <style:style style:name="co6" style:family="table-column">
      <style:table-column-properties fo:break-before="auto" style:column-width="51.66mm"/>
    </style:style>
    <style:style style:name="co7" style:family="table-column">
      <style:table-column-properties fo:break-before="auto" style:column-width="38.5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Arial" style:font-name-asian="Droid Sans Fallback" style:font-name-complex="Lohit Hindi"/>
    </style:style>
  </office:automatic-styles>
  <office:body>
    <office:spreadsheet>
      <table:tracked-changes>
        <table:cell-content-change table:id="ct1">
          <table:cell-address table:column="1" table:row="3" table:table="0"/>
          <office:change-info>
            <dc:creator>Harald Welte</dc:creator>
            <dc:date>2013-10-27T17:41:22.867441596</dc:date>
          </office:change-info>
          <table:previous>
            <table:change-track-table-cell office:value-type="string">
              <text:p>R12,R8,R7,R6,R5,R4,R1,R22,R19,R23</text:p>
            </table:change-track-table-cell>
          </table:previous>
        </table:cell-content-change>
        <table:cell-content-change table:id="ct2">
          <table:cell-address table:column="3" table:row="3" table:table="0"/>
          <office:change-info>
            <dc:creator>Harald Welte</dc:creator>
            <dc:date>2013-10-27T17:41:34.597594083</dc:date>
          </office:change-info>
          <table:previous>
            <table:change-track-table-cell office:value-type="float" office:value="9"/>
          </table:previous>
        </table:cell-content-change>
        <table:insertion table:id="ct3" table:type="row" table:position="6" table:table="0">
          <office:change-info>
            <dc:creator>Harald Welte</dc:creator>
            <dc:date>2013-10-27T17:42:28.260674494</dc:date>
          </office:change-info>
          <table:dependencies>
            <table:dependency table:id="ct10"/>
            <table:dependency table:id="ct7"/>
            <table:dependency table:id="ct6"/>
            <table:dependency table:id="ct5"/>
            <table:dependency table:id="ct4"/>
          </table:dependencies>
        </table:insertion>
        <table:cell-content-change table:id="ct4">
          <table:cell-address table:column="1" table:row="6" table:table="0"/>
          <office:change-info>
            <dc:creator>Harald Welte</dc:creator>
            <dc:date>2013-10-27T17:42:33.272673227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6" table:table="0"/>
          <office:change-info>
            <dc:creator>Harald Welte</dc:creator>
            <dc:date>2013-10-27T17:42:35.296704984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6" table:table="0"/>
          <office:change-info>
            <dc:creator>Harald Welte</dc:creator>
            <dc:date>2013-10-27T17:42:36.407889723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6" table:table="0"/>
          <office:change-info>
            <dc:creator>Harald Welte</dc:creator>
            <dc:date>2013-10-27T17:42:44.077423049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" table:table="0"/>
          <office:change-info>
            <dc:creator>Harald Welte</dc:creator>
            <dc:date>2013-10-27T17:43:02.616416031</dc:date>
          </office:change-info>
          <table:previous table:id="ct1">
            <table:change-track-table-cell office:value-type="string">
              <text:p>R1,R4,R5,R6,R7,R8,R12,R15,R19,R22,R23</text:p>
            </table:change-track-table-cell>
          </table:previous>
        </table:cell-content-change>
        <table:cell-content-change table:id="ct9">
          <table:cell-address table:column="3" table:row="3" table:table="0"/>
          <office:change-info>
            <dc:creator>Harald Welte</dc:creator>
            <dc:date>2013-10-27T17:46:43.447742213</dc:date>
          </office:change-info>
          <table:previous table:id="ct2">
            <table:change-track-table-cell office:value-type="float" office:value="11"/>
          </table:previous>
        </table:cell-content-change>
        <table:deletion table:id="ct10" table:type="row" table:position="6" table:table="0">
          <office:change-info>
            <dc:creator>Harald Welte</dc:creator>
            <dc:date>2013-10-27T17:46:46.175916795</dc:date>
          </office:change-info>
          <table:deletions>
            <table:cell-content-deletion table:id="ct7">
              <table:change-track-table-cell office:value-type="string">
                <text:p>10k, 1%</text:p>
              </table:change-track-table-cell>
            </table:cell-content-deletion>
            <table:cell-content-deletion table:id="ct6">
              <table:change-track-table-cell office:value-type="float" office:value="2"/>
            </table:cell-content-deletion>
            <table:cell-content-deletion table:id="ct5">
              <table:change-track-table-cell office:value-type="string">
                <text:p>SM0603</text:p>
              </table:change-track-table-cell>
            </table:cell-content-deletion>
            <table:cell-content-deletion table:id="ct4">
              <table:change-track-table-cell office:value-type="string">
                <text:p>R20,R21</text:p>
              </table:change-track-table-cell>
            </table:cell-content-deletion>
            <table:change-deletion table:id="ct3"/>
          </table:deletions>
        </table:deletion>
        <table:cell-content-change table:id="ct11">
          <table:cell-address table:column="1" table:row="24" table:table="0"/>
          <office:change-info>
            <dc:creator>Harald Welte</dc:creator>
            <dc:date>2013-10-27T17:47:04.707337237</dc:date>
          </office:change-info>
          <table:previous>
            <table:change-track-table-cell office:value-type="string">
              <text:p>IC5</text:p>
            </table:change-track-table-cell>
          </table:previous>
        </table:cell-content-change>
        <table:cell-content-change table:id="ct12">
          <table:cell-address table:column="4" table:row="24" table:table="0"/>
          <office:change-info>
            <dc:creator>Harald Welte</dc:creator>
            <dc:date>2013-10-27T17:47:12.250287915</dc:date>
          </office:change-info>
          <table:previous>
            <table:change-track-table-cell office:value-type="string">
              <text:p>FPF2005</text:p>
            </table:change-track-table-cell>
          </table:previous>
        </table:cell-content-change>
        <table:cell-content-change table:id="ct13">
          <table:cell-address table:column="5" table:row="24" table:table="0"/>
          <office:change-info>
            <dc:creator>Harald Welte</dc:creator>
            <dc:date>2013-10-27T17:47:16.239430040</dc:date>
          </office:change-info>
          <table:previous>
            <table:change-track-table-cell office:value-type="string">
              <text:p>do not place</text:p>
            </table:change-track-table-cell>
          </table:previous>
        </table:cell-content-change>
        <table:cell-content-change table:id="ct14">
          <table:cell-address table:column="2" table:row="26" table:table="0"/>
          <office:change-info>
            <dc:creator>Harald Welte</dc:creator>
            <dc:date>2013-10-27T17:47:58.925815370</dc:date>
          </office:change-info>
          <table:previous>
            <table:change-track-table-cell office:value-type="string">
              <text:p>SMB_STPS340U</text:p>
            </table:change-track-table-cell>
          </table:previous>
        </table:cell-content-change>
        <table:cell-content-change table:id="ct15">
          <table:cell-address table:column="4" table:row="26" table:table="0"/>
          <office:change-info>
            <dc:creator>Harald Welte</dc:creator>
            <dc:date>2013-10-27T17:48:11.601737287</dc:date>
          </office:change-info>
          <table:previous>
            <table:change-track-table-cell office:value-type="string">
              <text:p>Schottky</text:p>
            </table:change-track-table-cell>
          </table:previous>
        </table:cell-content-change>
        <table:cell-content-change table:id="ct16">
          <table:cell-address table:column="5" table:row="26" table:table="0"/>
          <office:change-info>
            <dc:creator>Harald Welte</dc:creator>
            <dc:date>2013-10-27T17:48:20.787975705</dc:date>
          </office:change-info>
          <table:previous>
            <table:change-track-table-cell office:value-type="string">
              <text:p>STPS340U provided by manufacturer</text:p>
            </table:change-track-table-cell>
          </table:previous>
        </table:cell-content-change>
        <table:cell-content-change table:id="ct17">
          <table:cell-address table:column="1" table:row="26" table:table="0"/>
          <office:change-info>
            <dc:creator>Harald Welte</dc:creator>
            <dc:date>2013-10-27T17:49:13.454121800</dc:date>
          </office:change-info>
          <table:previous>
            <table:change-track-table-cell office:value-type="string">
              <text:p>D1,D2,D3</text:p>
            </table:change-track-table-cell>
          </table:previous>
        </table:cell-content-change>
        <table:cell-content-change table:id="ct18">
          <table:cell-address table:column="3" table:row="26" table:table="0"/>
          <office:change-info>
            <dc:creator>Harald Welte</dc:creator>
            <dc:date>2013-10-27T17:49:15.678398225</dc:date>
          </office:change-info>
          <table:previous>
            <table:change-track-table-cell office:value-type="float" office:value="3"/>
          </table:previous>
        </table:cell-content-change>
        <table:cell-content-change table:id="ct19">
          <table:cell-address table:column="2" table:row="24" table:table="0"/>
          <office:change-info>
            <dc:creator>Harald Welte</dc:creator>
            <dc:date>2013-10-27T17:50:33.183468878</dc:date>
          </office:change-info>
          <table:previous>
            <table:change-track-table-cell office:value-type="string">
              <text:p>SOT353</text:p>
            </table:change-track-table-cell>
          </table:previous>
        </table:cell-content-change>
        <table:cell-content-change table:id="ct20">
          <table:cell-address table:column="5" table:row="24" table:table="0"/>
          <office:change-info>
            <dc:creator>Harald Welte</dc:creator>
            <dc:date>2013-10-27T17:51:19.688069430</dc:date>
          </office:change-info>
          <table:previous table:id="ct13">
            <table:change-track-table-cell/>
          </table:previous>
        </table:cell-content-change>
        <table:cell-content-change table:id="ct21">
          <table:cell-address table:column="5" table:row="26" table:table="0"/>
          <office:change-info>
            <dc:creator>Harald Welte</dc:creator>
            <dc:date>2013-10-27T17:52:44.721197807</dc:date>
          </office:change-info>
          <table:previous table:id="ct16">
            <table:change-track-table-cell/>
          </table:previous>
        </table:cell-content-change>
        <table:cell-content-change table:id="ct22">
          <table:cell-address table:column="1" table:row="3" table:table="0"/>
          <office:change-info>
            <dc:creator>Harald Welte</dc:creator>
            <dc:date>2014-06-20T13:33:04.859858338</dc:date>
          </office:change-info>
          <table:previous table:id="ct8">
            <table:change-track-table-cell office:value-type="string">
              <text:p>R1,R4,R5,R6,R7,R8,R12,R15,R19,R22,R23,R24</text:p>
            </table:change-track-table-cell>
          </table:previous>
        </table:cell-content-change>
        <table:cell-content-change table:id="ct23">
          <table:cell-address table:column="3" table:row="3" table:table="0"/>
          <office:change-info>
            <dc:creator>Harald Welte</dc:creator>
            <dc:date>2014-06-20T13:33:08.442849655</dc:date>
          </office:change-info>
          <table:previous table:id="ct9">
            <table:change-track-table-cell office:value-type="float" office:value="12"/>
          </table:previous>
        </table:cell-content-change>
        <table:cell-content-change table:id="ct24">
          <table:cell-address table:column="5" table:row="14" table:table="0"/>
          <office:change-info>
            <dc:creator>Harald Welte</dc:creator>
            <dc:date>2014-06-26T09:31:58.057658175</dc:date>
          </office:change-info>
          <table:previous>
            <table:change-track-table-cell office:value-type="string">
              <text:p>P10191CT-ND</text:p>
            </table:change-track-table-cell>
          </table:previous>
        </table:cell-content-change>
        <table:cell-content-change table:id="ct25">
          <table:cell-address table:column="5" table:row="15" table:table="0"/>
          <office:change-info>
            <dc:creator>Harald Welte</dc:creator>
            <dc:date>2014-06-26T09:34:00.519585704</dc:date>
          </office:change-info>
          <table:previous>
            <table:change-track-table-cell office:value-type="string">
              <text:p>AT91SAM7S128C-AU-ND</text:p>
            </table:change-track-table-cell>
          </table:previous>
        </table:cell-content-change>
        <table:cell-content-change table:id="ct26">
          <table:cell-address table:column="5" table:row="28" table:table="0"/>
          <office:change-info>
            <dc:creator>Harald Welte</dc:creator>
            <dc:date>2014-06-26T09:34:37.714269260</dc:date>
          </office:change-info>
          <table:previous>
            <table:change-track-table-cell office:value-type="string">
              <text:p>S25FL016A provided by manufacturer</text:p>
            </table:change-track-table-cell>
          </table:previous>
        </table:cell-content-change>
        <table:cell-content-change table:id="ct27">
          <table:cell-address table:column="4" table:row="15" table:table="0"/>
          <office:change-info>
            <dc:creator> </dc:creator>
            <dc:date>2015-05-17T12:42:02.961421250</dc:date>
          </office:change-info>
          <table:previous>
            <table:change-track-table-cell office:value-type="string">
              <text:p>AT91SAM7S</text:p>
            </table:change-track-table-cell>
          </table:previous>
        </table:cell-content-change>
        <table:cell-content-change table:id="ct28">
          <table:cell-address table:column="5" table:row="15" table:table="0"/>
          <office:change-info>
            <dc:creator> </dc:creator>
            <dc:date>2015-05-17T12:42:13.768058297</dc:date>
          </office:change-info>
          <table:previous table:id="ct25">
            <table:change-track-table-cell office:value-type="string">
              <text:p>AT91SAM7S128D-AU-ND</text:p>
            </table:change-track-table-cell>
          </table:previous>
        </table:cell-content-change>
      </table:tracked-change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igikey ref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7,R16,R2,R18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603JT10K0CT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4,R13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P150GCT-ND</text:p>
          </table:table-cell>
          <table:table-cell table:formula="of:=IF(LEN([.F3])&lt;&gt;0;HYPERLINK(CONCATENATE(&quot;http://search.digikey.com/scripts/DkSearch/dksus.dll?Detail&amp;name=&quot;;[.F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R1,R4,R5,R6,R7,R8,R12,R15,R19,R22,R23,R24,R25,R26</text:p>
          </table:table-cell>
          <table:table-cell office:value-type="string" calcext:value-type="string">
            <text:p>SM0603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100KGCT-ND</text:p>
          </table:table-cell>
          <table:table-cell table:formula="of:=IF(LEN([.F4])&lt;&gt;0;HYPERLINK(CONCATENATE(&quot;http://search.digikey.com/scripts/DkSearch/dksus.dll?Detail&amp;name=&quot;;[.F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,R3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MCF0603JT1K50CT-ND</text:p>
          </table:table-cell>
          <table:table-cell table:formula="of:=IF(LEN([.F5])&lt;&gt;0;HYPERLINK(CONCATENATE(&quot;http://search.digikey.com/scripts/DkSearch/dksus.dll?Detail&amp;name=&quot;;[.F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0,R9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P27GCT-ND</text:p>
          </table:table-cell>
          <table:table-cell table:formula="of:=IF(LEN([.F6])&lt;&gt;0;HYPERLINK(CONCATENATE(&quot;http://search.digikey.com/scripts/DkSearch/dksus.dll?Detail&amp;name=&quot;;[.F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3,C20,C19,C16,C15,C9,C7,C4,C3,C24</text:p>
          </table:table-cell>
          <table:table-cell office:value-type="string" calcext:value-type="string">
            <text:p>SM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239-1-ND</text:p>
          </table:table-cell>
          <table:table-cell table:formula="of:=IF(LEN([.F7])&lt;&gt;0;HYPERLINK(CONCATENATE(&quot;http://search.digikey.com/scripts/DkSearch/dksus.dll?Detail&amp;name=&quot;;[.F7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2,C2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490-1543-1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8,C17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490-1403-1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3,C1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709-1142-1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,C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478-6212-1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490-1512-1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490-1415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B2,FB1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587-1768-1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QFP_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S2B</text:p>
          </table:table-cell>
          <table:table-cell office:value-type="string" calcext:value-type="string">
            <text:p>ATSAM3S2BA-AU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ARRAY-6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23_BC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BC847CINCT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_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12932SCT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USH_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P12932SCT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-MINI-B_UX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H2959CT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SIM_AMPHE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101-00271-82-1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SOP20_BD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Q3244</text:p>
          </table:table-cell>
          <table:table-cell office:value-type="string" calcext:value-type="string">
            <text:p>296-19125-1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1,R20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1%</text:p>
          </table:table-cell>
          <table:table-cell office:value-type="string" calcext:value-type="string">
            <text:p>311-10.0KHRCT-ND</text:p>
          </table:table-cell>
          <table:table-cell table:formula="of:=IF(LEN([.F24])&lt;&gt;0;HYPERLINK(CONCATENATE(&quot;http://search.digikey.com/scripts/DkSearch/dksus.dll?Detail&amp;name=&quot;;[.F2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SOT23_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PF2109</text:p>
          </table:table-cell>
          <table:table-cell table:style-name="ce3" office:value-type="string" calcext:value-type="string" table:number-columns-spanned="2" table:number-rows-spanned="1">
            <text:p>FPF2109CT-ND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OT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32</text:p>
          </table:table-cell>
          <table:table-cell office:value-type="string" calcext:value-type="string">
            <text:p>AP7332-3333W6-7DICT-ND</text:p>
          </table:table-cell>
          <table:table-cell table:formula="of:=IF(LEN([.F26])&lt;&gt;0;HYPERLINK(CONCATENATE(&quot;http://search.digikey.com/scripts/DkSearch/dksus.dll?Detail&amp;name=&quot;;[.F2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D1,D2,D3,D6</text:p>
          </table:table-cell>
          <table:table-cell table:style-name="ce3" office:value-type="string" calcext:value-type="string">
            <text:p>SOD1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hottky MBR0530</text:p>
          </table:table-cell>
          <table:table-cell table:style-name="ce5" office:value-type="string" calcext:value-type="string" table:number-columns-spanned="2" table:number-rows-spanned="1">
            <text:p>MBR0530CT-ND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-6V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C008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table:style-name="ce4" office:value-type="string" calcext:value-type="string" table:number-columns-spanned="2" table:number-rows-spanned="1">
            <text:p>S25FL032P0XMFI011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 table:number-columns-spanned="2" table:number-rows-spanned="1">
            <text:p>green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ce4" office:value-type="string" calcext:value-type="string" table:number-columns-spanned="2" table:number-rows-spanned="1">
            <text:p>red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ARRAY_10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SE</text:p>
          </table:table-cell>
          <table:table-cell table:style-name="ce4" office:value-type="string" calcext:value-type="string" table:number-columns-spanned="2" table:number-rows-spanned="1">
            <text:p>use 90° pin (see additional section)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table:style-name="ce4" office:value-type="string" calcext:value-type="string" table:number-columns-spanned="2" table:number-rows-spanned="1">
            <text:p>use 90° pin (see additional section)</text:p>
          </table:table-cell>
          <table:covered-table-cell table:formula="of:=IF(LEN([.F34])&lt;&gt;0;HYPERLINK(CONCATENATE(&quot;http://search.digikey.com/scripts/DkSearch/dksus.dll?Detail&amp;name=&quot;;[.F34]);&quot;click me&quot;);&quot;&quot;)" office:value-type="string" office:string-value="click me" calcext:value-type="string">
            <text:p>click me</text:p>
          </table:covered-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ACK_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_2.5</text:p>
          </table:table-cell>
          <table:table-cell office:value-type="string" calcext:value-type="string">
            <text:p>CP-2523SJCT-ND</text:p>
          </table:table-cell>
          <table:table-cell table:formula="of:=IF(LEN([.F35])&lt;&gt;0;HYPERLINK(CONCATENATE(&quot;http://search.digikey.com/scripts/DkSearch/dksus.dll?Detail&amp;name=&quot;;[.F3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Q_49U3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432MHz</text:p>
          </table:table-cell>
          <table:table-cell office:value-type="string" calcext:value-type="string">
            <text:p>XC1252CT-ND</text:p>
          </table:table-cell>
          <table:table-cell table:formula="of:=IF(LEN([.F36])&lt;&gt;0;HYPERLINK(CONCATENATE(&quot;http://search.digikey.com/scripts/DkSearch/dksus.dll?Detail&amp;name=&quot;;[.F3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FC_REBELS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BELSIM</text:p>
          </table:table-cell>
          <table:table-cell office:value-type="string" calcext:value-type="string">
            <text:p>609-1889-1-ND</text:p>
          </table:table-cell>
          <table:table-cell table:formula="of:=IF(LEN([.F37])&lt;&gt;0;HYPERLINK(CONCATENATE(&quot;http://search.digikey.com/scripts/DkSearch/dksus.dll?Detail&amp;name=&quot;;[.F37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445-1369-1-ND</text:p>
          </table:table-cell>
          <table:table-cell table:formula="of:=IF(LEN([.F38])&lt;&gt;0;HYPERLINK(CONCATENATE(&quot;http://search.digikey.com/scripts/DkSearch/dksus.dll?Detail&amp;name=&quot;;[.F3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9])&lt;&gt;0;HYPERLINK(CONCATENATE(&quot;http://search.digikey.com/scripts/DkSearch/dksus.dll?Detail&amp;name=&quot;;[.F39]);&quot;click me&quot;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9337-ND</text:p>
          </table:table-cell>
          <table:table-cell table:formula="of:=IF(LEN([.F40])&lt;&gt;0;HYPERLINK(CONCATENATE(&quot;http://search.digikey.com/scripts/DkSearch/dksus.dll?Detail&amp;name=&quot;;[.F4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n array 90°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1112E-36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4:41:40.232585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5-05-17T14:42:36.508440030</dc:date>
    <meta:editing-duration>PT2M16S</meta:editing-duration>
    <meta:editing-cycles>7</meta:editing-cycles>
    <meta:document-statistic meta:table-count="1" meta:cell-count="267" meta:object-count="0"/>
  </office:meta>
</office:document-meta>
</file>